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15">
      <style:table-cell-properties fo:border="thin solid #000000"/>
    </style:style>
    <style:style style:name="ce5" style:family="table-cell" style:parent-style-name="Default" style:data-style-name="N3">
      <style:table-cell-properties fo:border="thin solid #000000"/>
    </style:style>
    <style:style style:name="ce6" style:family="table-cell" style:parent-style-name="Default" style:data-style-name="N3">
      <style:table-cell-properties fo:border="thin solid #000000" fo:background-color="#FFFF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1">
      <style:table-cell-properties fo:border="thin solid #000000"/>
    </style:style>
    <style:style style:name="co1" style:family="table-column">
      <style:table-column-properties fo:break-before="auto" style:column-width="4.30388888888889cm" style:use-optimal-column-width="true"/>
    </style:style>
    <style:style style:name="co2" style:family="table-column">
      <style:table-column-properties fo:break-before="auto" style:column-width="2.52236111111111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7">
            <text:p>mu</text:p>
          </table:table-cell>
          <table:table-cell office:value-type="float" office:value="0.4" table:style-name="ce2">
            <text:p>0.4</text:p>
          </table:table-cell>
          <table:table-cell office:value-type="string" table:number-columns-spanned="3" table:number-rows-spanned="1" table:style-name="ce3">
            <text:p>Without distribution weighting</text:p>
          </table:table-cell>
          <table:covered-table-cell table:number-columns-repeated="2"/>
          <table:table-cell office:value-type="string" table:number-columns-spanned="2" table:number-rows-spanned="1" table:style-name="ce3">
            <text:p>With distribution weighting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style-name="ce2">
            <text:p>speed bin edge (m/s)</text:p>
          </table:table-cell>
          <table:table-cell office:value-type="string" table:style-name="ce2">
            <text:p>number (norm)</text:p>
          </table:table-cell>
          <table:table-cell office:value-type="string" table:style-name="ce2">
            <text:p>v (arith avg)</text:p>
          </table:table-cell>
          <table:table-cell office:value-type="string" table:style-name="ce2">
            <text:p>v (geo avg)</text:p>
          </table:table-cell>
          <table:table-cell office:value-type="string" table:style-name="ce2">
            <text:p>v (energy avg)</text:p>
          </table:table-cell>
          <table:table-cell office:value-type="string" table:style-name="ce2">
            <text:p>v (momentum)</text:p>
          </table:table-cell>
          <table:table-cell office:value-type="string" table:style-name="ce2">
            <text:p>v (energy)</text:p>
          </table:table-cell>
          <table:table-cell table:number-columns-repeated="16377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2.4298453883956385E-3" table:formula="of:=([.A3]^(-3*[.$B$1])-[.A4]^(-3*[.$B$1]))/(3*[.$B$1])" table:style-name="ce4">
            <text:p>2.43E-03</text:p>
          </table:table-cell>
          <table:table-cell office:value-type="float" office:value="200" table:formula="of:=([.A4]+[.A3])/2" table:style-name="ce5">
            <text:p>200</text:p>
          </table:table-cell>
          <table:table-cell office:value-type="float" office:value="173.20508075688772" table:formula="of:=SQRT([.A4]*[.A3])" table:style-name="ce5">
            <text:p>173</text:p>
          </table:table-cell>
          <table:table-cell office:value-type="float" office:value="223.60679774997897" table:formula="of:=SQRT(([.A3]^2+[.A4]^2)/2)" table:style-name="ce5">
            <text:p>224</text:p>
          </table:table-cell>
          <table:table-cell office:value-type="float" office:value="161.59464114563991" table:formula="of:=([.A3]^(-3*[.$B$1]+1)-[.A4]^(-3*[.$B$1]+1))/(3*[.$B$1]-1)/[.B3]" table:style-name="ce5">
            <text:p>162</text:p>
          </table:table-cell>
          <table:table-cell office:value-type="float" office:value="169.8250154878132" table:formula="of:=SQRT(([.A4]^(-3*[.$B$1]+2)-[.A3]^(-3*[.$B$1]+2))/(2-3*[.$B$1])/[.B3])" table:style-name="ce6">
            <text:p>170</text:p>
          </table:table-cell>
          <table:table-cell table:number-columns-repeated="16377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float" office:value="6.783904969243701E-4" table:formula="of:=([.A4]^(-3*[.$B$1])-[.A5]^(-3*[.$B$1]))/(3*[.$B$1])" table:style-name="ce4">
            <text:p>6.78E-04</text:p>
          </table:table-cell>
          <table:table-cell office:value-type="float" office:value="650" table:formula="of:=([.A5]+[.A4])/2" table:style-name="ce5">
            <text:p>650</text:p>
          </table:table-cell>
          <table:table-cell office:value-type="float" office:value="547.72255750516615" table:formula="of:=SQRT([.A5]*[.A4])" table:style-name="ce5">
            <text:p>548</text:p>
          </table:table-cell>
          <table:table-cell office:value-type="float" office:value="738.24115301167001" table:formula="of:=SQRT(([.A4]^2+[.A5]^2)/2)" table:style-name="ce5">
            <text:p>738</text:p>
          </table:table-cell>
          <table:table-cell office:value-type="float" office:value="504.04987243451183" table:formula="of:=([.A4]^(-3*[.$B$1]+1)-[.A5]^(-3*[.$B$1]+1))/(3*[.$B$1]-1)/[.B4]" table:style-name="ce5">
            <text:p>504</text:p>
          </table:table-cell>
          <table:table-cell office:value-type="float" office:value="534.96148595836632" table:formula="of:=SQRT(([.A5]^(-3*[.$B$1]+2)-[.A4]^(-3*[.$B$1]+2))/(2-3*[.$B$1])/[.B4])" table:style-name="ce6">
            <text:p>535</text:p>
          </table:table-cell>
          <table:table-cell table:number-columns-repeated="16377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1.3611473624684862E-4" table:formula="of:=([.A5]^(-3*[.$B$1])-[.A6]^(-3*[.$B$1]))/(3*[.$B$1])" table:style-name="ce4">
            <text:p>1.36E-04</text:p>
          </table:table-cell>
          <table:table-cell office:value-type="float" office:value="1700" table:formula="of:=([.A6]+[.A5])/2" table:style-name="ce5">
            <text:p>1,700</text:p>
          </table:table-cell>
          <table:table-cell office:value-type="float" office:value="1549.1933384829667" table:formula="of:=SQRT([.A6]*[.A5])" table:style-name="ce5">
            <text:p>1,549</text:p>
          </table:table-cell>
          <table:table-cell office:value-type="float" office:value="1838.4776310850236" table:formula="of:=SQRT(([.A5]^2+[.A6]^2)/2)" table:style-name="ce5">
            <text:p>1,838</text:p>
          </table:table-cell>
          <table:table-cell office:value-type="float" office:value="1482.0709752694813" table:formula="of:=([.A5]^(-3*[.$B$1]+1)-[.A6]^(-3*[.$B$1]+1))/(3*[.$B$1]-1)/[.B5]" table:style-name="ce5">
            <text:p>1,482</text:p>
          </table:table-cell>
          <table:table-cell office:value-type="float" office:value="1529.7841909958875" table:formula="of:=SQRT(([.A6]^(-3*[.$B$1]+2)-[.A5]^(-3*[.$B$1]+2))/(2-3*[.$B$1])/[.B5])" table:style-name="ce6">
            <text:p>1,530</text:p>
          </table:table-cell>
          <table:table-cell table:number-columns-repeated="16377"/>
        </table:table-row>
        <table:table-row table:style-name="ro1">
          <table:table-cell office:value-type="float" office:value="2400" table:style-name="ce2">
            <text:p>2400</text:p>
          </table:table-cell>
          <table:table-cell table:number-columns-repeated="6" table:style-name="ce4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peed bin edge (m/s)</text:p>
          </table:table-cell>
          <table:table-cell office:value-type="string" table:style-name="ce8">
            <text:p>v (energy)</text:p>
          </table:table-cell>
          <table:table-cell table:number-columns-repeated="16382" table:style-name="ce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169.8250154878132" table:style-name="ce9">
            <text:p>170</text:p>
          </table:table-cell>
          <table:table-cell table:number-columns-repeated="16382" table:style-name="ce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float" office:value="534.96148595836632" table:style-name="ce9">
            <text:p>535</text:p>
          </table:table-cell>
          <table:table-cell table:number-columns-repeated="16382" table:style-name="ce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1529.7841909958875" table:style-name="ce9">
            <text:p>1530</text:p>
          </table:table-cell>
          <table:table-cell table:number-columns-repeated="16382" table:style-name="ce1"/>
        </table:table-row>
        <table:table-row table:style-name="ro1">
          <table:table-cell office:value-type="float" office:value="2400" table:style-name="ce2">
            <text:p>2400</text:p>
          </table:table-cell>
          <table:table-cell table:style-name="ce2"/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DeStefano, Anthony M. (MSFC-EV44)</dc:creator>
    <meta:creation-date>2020-10-01T11:07:51Z</meta:creation-date>
    <dc:date>2020-10-01T17:24:47Z</dc:date>
    <meta:editing-cycles>1</meta:editing-cycles>
    <meta:editing-duration>PT324S</meta:editing-duration>
  </office:meta>
</office:document-meta>
</file>